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223cm"/>
    </style:style>
    <style:style style:name="Tableau1.B" style:family="table-column">
      <style:table-column-properties style:column-width="6.403cm"/>
    </style:style>
    <style:style style:name="Tableau1.C" style:family="table-column">
      <style:table-column-properties style:column-width="8.38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officeooo:paragraph-rsid="000c9389"/>
    </style:style>
    <style:style style:name="P2" style:family="paragraph" style:parent-style-name="Standard">
      <style:text-properties fo:color="#000000" officeooo:paragraph-rsid="000c9389"/>
    </style:style>
    <style:style style:name="P3" style:family="paragraph" style:parent-style-name="Standard">
      <style:text-properties officeooo:paragraph-rsid="000c9389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officeooo:paragraph-rsid="000c9389"/>
    </style:style>
    <style:style style:name="P5" style:family="paragraph" style:parent-style-name="Text_20_body" style:list-style-name="">
      <style:paragraph-properties fo:text-align="justify" style:justify-single-word="false"/>
      <style:text-properties fo:color="#000000" officeooo:paragraph-rsid="000c9389"/>
    </style:style>
    <style:style style:name="P6" style:family="paragraph" style:parent-style-name="Text_20_body">
      <style:paragraph-properties fo:text-align="justify" style:justify-single-word="false"/>
      <style:text-properties fo:color="#000000" officeooo:paragraph-rsid="000c9389"/>
    </style:style>
    <style:style style:name="P7" style:family="paragraph" style:parent-style-name="Text_20_body">
      <style:paragraph-properties fo:text-align="start" style:justify-single-word="false"/>
      <style:text-properties fo:color="#000000" fo:font-weight="normal" officeooo:paragraph-rsid="000c938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fo:font-weight="normal" officeooo:paragraph-rsid="000c9389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fo:font-weight="normal" officeooo:rsid="000c9389" officeooo:paragraph-rsid="000c9389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officeooo:paragraph-rsid="000c9389"/>
    </style:style>
    <style:style style:name="P11" style:family="paragraph" style:parent-style-name="Text_20_body">
      <style:paragraph-properties fo:text-align="center" style:justify-single-word="false"/>
      <style:text-properties fo:color="#000000" officeooo:rsid="000e7830" officeooo:paragraph-rsid="000e7830"/>
    </style:style>
    <style:style style:name="P12" style:family="paragraph" style:parent-style-name="Text_20_body" style:list-style-name="">
      <style:paragraph-properties fo:text-align="justify" style:justify-single-word="false"/>
      <style:text-properties fo:color="#000000" fo:language="en" fo:country="US" officeooo:paragraph-rsid="000c9389"/>
    </style:style>
    <style:style style:name="P13" style:family="paragraph" style:parent-style-name="Text_20_body" style:list-style-name="">
      <style:paragraph-properties fo:text-align="justify" style:justify-single-word="false"/>
      <style:text-properties officeooo:paragraph-rsid="000c9389"/>
    </style:style>
    <style:style style:name="P14" style:family="paragraph" style:parent-style-name="Heading_20_3" style:list-style-name="">
      <style:paragraph-properties fo:text-align="justify" style:justify-single-word="false"/>
      <style:text-properties fo:color="#000000" officeooo:paragraph-rsid="000c9389"/>
    </style:style>
    <style:style style:name="P15" style:family="paragraph" style:parent-style-name="Heading_20_1" style:list-style-name="">
      <style:paragraph-properties fo:text-align="justify" style:justify-single-word="false"/>
      <style:text-properties fo:color="#000000" officeooo:paragraph-rsid="000c9389"/>
    </style:style>
    <style:style style:name="T1" style:family="text">
      <style:text-properties fo:language="en" fo:country="GB"/>
    </style:style>
    <style:style style:name="T2" style:family="text">
      <style:text-properties style:font-name="DejaVu Sans Mono" fo:font-size="10pt"/>
    </style:style>
    <style:style style:name="T3" style:family="text">
      <style:text-properties officeooo:rsid="000c9389"/>
    </style:style>
    <style:style style:name="T4" style:family="text">
      <style:text-properties style:font-name="monospace" fo:font-size="9.75pt"/>
    </style:style>
    <style:style style:name="T5" style:family="text">
      <style:text-properties fo:color="#000000"/>
    </style:style>
    <style:style style:name="T6" style:family="text">
      <style:text-properties fo:color="#000000" officeooo:rsid="000c9389"/>
    </style:style>
    <style:style style:name="T7" style:family="text">
      <style:text-properties officeooo:rsid="000e78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SEP # 89: <text:span text:style-name="T3">New option for routh_t function</text:span></text:h>
      <text:p text:style-name="P4"/>
      <text:p text:style-name="P1"/>
      <text:p text:style-name="P1">Title: Modification of routh_t function <text:s/>profile</text:p>
      <text:p text:style-name="P1">Version:1.0</text:p>
      <text:p text:style-name="P1">Author: Charlotte Hecquet, Scilab-Enterprises</text:p>
      <text:p text:style-name="P1">Review:</text:p>
      <text:p text:style-name="P1">Commented:</text:p>
      <text:p text:style-name="P1">State:DRAFT</text:p>
      <text:p text:style-name="P1">Scilab-Version:Scilab 5.<text:span text:style-name="T3">5</text:span>.x</text:p>
      <text:p text:style-name="P1">Vote:No</text:p>
      <text:p text:style-name="P1">Created: <text:span text:style-name="T3">September</text:span> <text:span text:style-name="T3">5</text:span>th, 2013</text:p>
      <text:p text:style-name="P4"/>
      <text:p text:style-name="P1"/>
      <text:h text:style-name="P14" text:outline-level="3">Abstract</text:h>
      <text:p text:style-name="P1">The <text:span text:style-name="T1">aim</text:span> of this SEP is to motivate the addition of an optional input argument to the routh_t function.</text:p>
      <text:p text:style-name="P1"/>
      <text:p text:style-name="P1"/>
      <text:h text:style-name="P14" text:outline-level="3">Rationale</text:h>
      <text:h text:style-name="P12" text:outline-level="3">The routh table is usually used to know if a system is stable or not, looking at coefficients of the denominator of his transfert function. A bug (#12<text:span text:style-name="T3">829</text:span>) has been reported <text:s/><text:span text:style-name="T3">to be able to easily know how many positive roots has a system.</text:span> <text:span text:style-name="T3">T</text:span>o satisfy all users, it is proposed to add a final optional <text:span text:style-name="T3">output</text:span> argument to the routh_t function. <text:span text:style-name="T7">This one will give the number of sign changes. It is important to notice that to verify stability of systems, this argument is useful only if P is normalized. This is the reason why kp must the second input argument kp must be a scalar.</text:span></text:h>
      <text:h text:style-name="P5" text:outline-level="3"/>
      <text:h text:style-name="P5" text:outline-level="3">The possible calling sequences become:</text:h>
      <text:h text:style-name="P5" text:outline-level="3"><text:s text:c="5"/><text:span text:style-name="T3">[ r [, num] ] =</text:span> routh_t(<text:span text:style-name="T3">p</text:span>)</text:h>
      <text:h text:style-name="P5" text:outline-level="3"><text:s text:c="6"/><text:span text:style-name="T3">[ r [, num] ] = </text:span>routh_t(h,k<text:span text:style-name="T3">p</text:span>)</text:h>
      <text:h text:style-name="P13" text:outline-level="3"><text:span text:style-name="T5"><text:s text:c="6"/></text:span><text:span text:style-name="T6">r = </text:span><text:span text:style-name="T5">routh_t(h, k [, normalized])</text:span></text:h>
      <text:h text:style-name="P5" text:outline-level="3"/>
      <text:h text:style-name="P14" text:outline-level="3">Example Usage</text:h>
      <text:p text:style-name="P7"><text:bookmark-start text:name="__DdeLink__234_2050724646"/><text:bookmark-start text:name="__DdeLink__222_2050724646"/><text:bookmark-start text:name="__DdeLink__220_2050724646"/>s = poly(0, 's');<text:line-break/>k=<text:span text:style-name="T3">20</text:span><text:line-break/>P=s*(s+7)*(s+11)<text:line-break/>h=1/P;<text:bookmark-end text:name="__DdeLink__234_2050724646"/><text:bookmark-end text:name="__DdeLink__222_2050724646"/><text:bookmark-end text:name="__DdeLink__220_2050724646"/></text:p>
      <text:p text:style-name="P7"/>
      <text:p text:style-name="P7"/>
      <text:p text:style-name="P7"/>
      <text:p text:style-name="P7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Command</text:p>
          </table:table-cell>
          <table:table-cell table:style-name="Tableau1.A1" office:value-type="string">
            <text:p text:style-name="P8"><text:bookmark-start text:name="__DdeLink__231_2050724646"/><text:span text:style-name="T3">[r, num] = </text:span><text:bookmark-start text:name="__DdeLink__225_2050724646"/>routh_t(P)<text:bookmark-end text:name="__DdeLink__231_2050724646"/><text:bookmark-end text:name="__DdeLink__225_2050724646"/></text:p>
          </table:table-cell>
          <table:table-cell table:style-name="Tableau1.C1" office:value-type="string">
            <text:p text:style-name="P8"><text:bookmark-start text:name="__DdeLink__237_2050724646"/><text:span text:style-name="T3">[r, num]=</text:span><text:bookmark-start text:name="__DdeLink__227_2050724646"/>routh_t(h,k)<text:bookmark-end text:name="__DdeLink__237_2050724646"/><text:bookmark-end text:name="__DdeLink__227_2050724646"/></text:p>
          </table:table-cell>
        </table:table-row>
        <table:table-row>
          <table:table-cell table:style-name="Tableau1.A2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r</text:p>
          </table:table-cell>
          <table:table-cell table:style-name="Tableau1.A2" office:value-type="string">
            <text:p text:style-name="P8">1. <text:s text:c="4"/>77. <text:s/></text:p>
            <text:p text:style-name="P8">18. <text:s text:c="3"/>0. <text:s text:c="2"/></text:p>
            <text:p text:style-name="P8"><text:s/>77. <text:s text:c="3"/>0. <text:s text:c="2"/></text:p>
            <text:p text:style-name="P8"><text:s/>0. <text:s text:c="4"/>0. <text:s text:c="2"/></text:p>
          </table:table-cell>
          <table:table-cell table:style-name="Tableau1.C2" office:value-type="string">
            <text:p text:style-name="P11"><text:s text:c="4"/>1. <text:s text:c="10"/>77. <text:s/></text:p>
            <text:p text:style-name="P11"><text:s text:c="4"/>18. <text:s text:c="9"/>20. <text:s/></text:p>
            <text:p text:style-name="P11"><text:s text:c="4"/>75.888889 <text:s text:c="3"/>0. <text:s text:c="2"/></text:p>
            <text:p text:style-name="P11"><text:s text:c="4"/>20. <text:s text:c="9"/>0. </text:p>
          </table:table-cell>
        </table:table-row>
        <table:table-row>
          <table:table-cell table:style-name="Tableau1.A2" office:value-type="string">
            <text:p text:style-name="P9">num</text:p>
          </table:table-cell>
          <table:table-cell table:style-name="Tableau1.A2" office:value-type="string">
            <text:p text:style-name="P9">0</text:p>
          </table:table-cell>
          <table:table-cell table:style-name="Tableau1.C2" office:value-type="string">
            <text:p text:style-name="P9">0</text:p>
          </table:table-cell>
        </table:table-row>
      </table:table>
      <text:p text:style-name="P10"/>
      <text:p text:style-name="P6"/>
      <text:p text:style-name="P6"><text:s/>Changelog</text:p>
      <text:p text:style-name="P6"><text:tab/><text:span text:style-name="T2">1.0 – Initial Version </text:span></text:p>
      <text:h text:style-name="P14" text:outline-level="3">Copyright</text:h>
      <text:p text:style-name="P2"><text:tab/>This document has been placed under the license CeCILL-B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/>
    <style:font-face style:name="Lohit Hindi1" svg:font-family="'Lohit Hindi'"/>
    <style:font-face style:name="Nimbus Sans L" svg:font-family="'Nimbus Sans L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class="text">
      <style:paragraph-properties fo:margin-top="0.423cm" fo:margin-bottom="0.212cm" style:contextual-spacing="false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contextual-spacing="false" style:writing-mode="page"/>
      <style:text-properties style:font-name="Nimbus Sans L" fo:font-size="14pt" fo:language="fr" fo:country="FR" fo:font-weight="bold" style:letter-kerning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otte Hecquet</meta:initial-creator>
    <meta:creation-date>2013-09-05T11:26:07.292719180</meta:creation-date>
    <dc:date>2013-09-05T13:05:09.468630231</dc:date>
    <dc:creator>Charlotte Hecquet</dc:creator>
    <meta:editing-duration>PT1H23M46S</meta:editing-duration>
    <meta:editing-cycles>8</meta:editing-cycles>
    <meta:generator>LibreOffice/4.1.0.3$Linux_X86_64 LibreOffice_project/410m0$Build-3</meta:generator>
    <meta:document-statistic meta:table-count="1" meta:image-count="0" meta:object-count="0" meta:page-count="2" meta:paragraph-count="39" meta:word-count="232" meta:character-count="1422" meta:non-whitespace-character-count="1123"/>
  </office:meta>
</office:document-meta>
</file>